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3fb" officeooo:paragraph-rsid="001dc3fb"/>
    </style:style>
    <style:style style:name="P2" style:family="paragraph" style:parent-style-name="Standard">
      <style:text-properties fo:font-size="28pt" officeooo:rsid="001dc3fb" officeooo:paragraph-rsid="001dc3fb" style:font-size-asian="28pt" style:font-size-complex="2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PRST MMN:</text:p>
      <text:p text:style-name="P1"><text:a xlink:type="simple" xlink:href="http://tinyurl.com/y9x74bt3" text:style-name="Internet_20_link" text:visited-style-name="Visited_20_Internet_20_Link"><text:span text:style-name="T3">http://tinyurl.com/y9x74bt3</text:span></text:a></text:p>
      <text:p text:style-name="P2"/>
      <text:p text:style-name="P2">MNKET MMN:</text:p>
      <text:p text:style-name="P1"><text:a xlink:type="simple" xlink:href="http://tinyurl.com/yc57zxto" text:style-name="Internet_20_link" text:visited-style-name="Visited_20_Internet_20_Link"><text:span text:style-name="T3">http://tinyurl.com/yc57zxto</text:span>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9:55:35.803659781</meta:creation-date>
    <dc:date>2017-06-22T09:56:41.359140793</dc:date>
    <meta:editing-duration>PT1M4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4" meta:word-count="6" meta:character-count="74" meta:non-whitespace-character-count="72"/>
  </office:meta>
</office:document-meta>
</file>